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5a3c" officeooo:paragraph-rsid="00095a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8</text:p>
      <text:p text:style-name="P1">george@george-VirtualBox:~$ sudo nano /etc/sudoers</text:p>
      <text:p text:style-name="P1">[sudo] password for george: </text:p>
      <text:p text:style-name="P1">george@george-VirtualBox:~$ sudo nano /etc/sudoers</text:p>
      <text:p text:style-name="P1">george@george-VirtualBox:~$ sudo visudo</text:p>
      <text:p text:style-name="P1">visudo: /etc/sudoers.tmp unchanged</text:p>
      <text:p text:style-name="P1"># This file MUST be edited with the 'visudo' command as root.</text:p>
      <text:p text:style-name="P1">#</text:p>
      <text:p text:style-name="P1"># Please consider adding local content in /etc/sudoers.d/ instead of</text:p>
      <text:p text:style-name="P1"># directly modifying this file.</text:p>
      <text:p text:style-name="P1">#</text:p>
      <text:p text:style-name="P1"># See the man page for details on how to write a sudoers file.</text:p>
      <text:p text:style-name="P1">#</text:p>
      <text:p text:style-name="P1">Defaults <text:s text:c="7"/>env_reset</text:p>
      <text:p text:style-name="P1">Defaults <text:s text:c="7"/>mail_badpass</text:p>
      <text:p text:style-name="P1">Defaults <text:s text:c="7"/>secure_path="/usr/local/sbin:/usr/local/bin:/usr/sbin:/usr/bin:/sbin:/bin:/snap/bin"</text:p>
      <text:p text:style-name="P1"/>
      <text:p text:style-name="P1"># This fixes CVE-2005-4890 and possibly breaks some versions of kdesu</text:p>
      <text:p text:style-name="P1"># (#1011624, https://bugs.kde.org/show_bug.cgi?id=452532)</text:p>
      <text:p text:style-name="P1">Defaults <text:s text:c="7"/>use_pty</text:p>
      <text:p text:style-name="P1"/>
      <text:p text:style-name="P1"># This preserves proxy settings from user environments of root</text:p>
      <text:p text:style-name="P1"># equivalent users (group sudo)</text:p>
      <text:p text:style-name="P1">#Defaults:%sudo env_keep += "http_proxy https_proxy ftp_proxy all_proxy no_proxy"</text:p>
      <text:p text:style-name="P1"/>
      <text:p text:style-name="P1"># This allows running arbitrary commands, but so does ALL, and it means</text:p>
      <text:p text:style-name="P1"># different sudoers have their choice of editor respected.</text:p>
      <text:p text:style-name="P1">#Defaults:%sudo env_keep += "EDITOR"</text:p>
      <text:p text:style-name="P1"/>
      <text:p text:style-name="P1"># Completely harmless preservation of a user preference.</text:p>
      <text:p text:style-name="P1">#Defaults:%sudo env_keep += "GREP_COLOR"</text:p>
      <text:p text:style-name="P1"/>
      <text:p text:style-name="P1"># While you shouldn't normally run git as root, you need to with etckeeper</text:p>
      <text:p text:style-name="P1"><text:s/>Per-user preferences; root won't have sensible values for them.</text:p>
      <text:p text:style-name="P1">#Defaults:%sudo env_keep += "EMAIL DEBEMAIL DEBFULLNAME"</text:p>
      <text:p text:style-name="P1"/>
      <text:p text:style-name="P1"># "sudo scp" or "sudo rsync" should be able to use your SSH agent.</text:p>
      <text:p text:style-name="P1">#Defaults:%sudo env_keep += "SSH_AGENT_PID SSH_AUTH_SOCK"</text:p>
      <text:p text:style-name="P1"/>
      <text:p text:style-name="P1"># Ditto for GPG agent</text:p>
      <text:p text:style-name="P1">#Defaults:%sudo env_keep += "GPG_AGENT_INFO"</text:p>
      <text:p text:style-name="P1"># Host alias specification</text:p>
      <text:p text:style-name="P1"/>
      <text:p text:style-name="P1"># User alias specification</text:p>
      <text:p text:style-name="P1"/>
      <text:p text:style-name="P1"># Cmnd alias specification</text:p>
      <text:p text:style-name="P1"/>
      <text:p text:style-name="P1"># User privilege specification</text:p>
      <text:p text:style-name="P1">root <text:s text:c="3"/>ALL=(ALL:ALL) ALL</text:p>
      <text:p text:style-name="P1"/>
      <text:p text:style-name="P1"># Members of the admin group may gain root privileges</text:p>
      <text:p text:style-name="P1">%admin ALL=(ALL) ALL</text:p>
      <text:p text:style-name="P1"><text:soft-page-break/></text:p>
      <text:p text:style-name="P1"># Allow members of group sudo to execute any command</text:p>
      <text:p text:style-name="P1">%sudo <text:s text:c="2"/>ALL=(ALL:ALL) ALL</text:p>
      <text:p text:style-name="P1"/>
      <text:p text:style-name="P1">#wheel Group</text:p>
      <text:p text:style-name="P1">%wheel ALL=(ALL:ALL) ALL</text:p>
      <text:p text:style-name="P1"/>
      <text:p text:style-name="P1"># See sudoers(5) for more information on "@include" directives:</text:p>
      <text:p text:style-name="P1"/>
      <text:p text:style-name="P1">@includedir /etc/sudoers.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8T19:14:44.482952140</meta:creation-date>
    <dc:date>2024-10-08T19:19:42.289728093</dc:date>
    <meta:editing-duration>PT4M58S</meta:editing-duration>
    <meta:editing-cycles>1</meta:editing-cycles>
    <meta:document-statistic meta:table-count="0" meta:image-count="0" meta:object-count="0" meta:page-count="2" meta:paragraph-count="47" meta:word-count="265" meta:character-count="1959" meta:non-whitespace-character-count="1706"/>
    <meta:generator>LibreOffice/24.2.5.2$Linux_X86_64 LibreOffice_project/420$Build-2</meta:generator>
  </office:meta>
</office:document-meta>
</file>